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P135"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6" style:parent-style-name="Normal" style:family="paragraph">
      <style:paragraph-properties fo:text-align="justify"/>
    </style:style>
    <style:style style:name="T13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 style:family="paragraph">
      <style:paragraph-properties fo:text-align="justify"/>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8" style:parent-style-name="Normal" style:family="paragraph">
      <style:paragraph-properties fo:text-align="justify"/>
    </style:style>
    <style:style style:name="T15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1" style:parent-style-name="Normal" style:family="paragraph">
      <style:paragraph-properties fo:text-align="justify"/>
    </style:style>
    <style:style style:name="T162" style:parent-style-name="DefaultParagraphFont" style:family="text">
      <style:text-properties style:font-name="Liberation Serif" style:font-name-complex="Liberation Serif" fo:font-size="12pt" style:font-size-asian="12pt" style:font-size-complex="12pt" fo:language="en" fo:country="GB"/>
    </style:style>
    <style:style style:name="P163" style:parent-style-name="Normal" style:family="paragraph">
      <style:paragraph-properties fo:text-align="justify"/>
    </style:style>
    <style:style style:name="T16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7" style:parent-style-name="Normal" style:family="paragraph">
      <style:paragraph-properties fo:text-align="justify"/>
    </style:style>
    <style:style style:name="T1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70" style:parent-style-name="Normal" style:family="paragraph">
      <style:paragraph-properties fo:text-align="justify"/>
    </style:style>
    <style:style style:name="T171" style:parent-style-name="DefaultParagraphFont" style:family="text">
      <style:text-properties style:font-name="Liberation Serif" style:font-name-complex="Liberation Serif" fo:font-size="12pt" style:font-size-asian="12pt" style:font-size-complex="12pt" fo:language="en" fo:country="GB"/>
    </style:style>
    <style:style style:name="P17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style>
    <style:style style:name="T17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text-properties style:font-name="Liberation Serif" style:font-name-complex="Liberation Serif" fo:font-size="12pt" style:font-size-asian="12pt" style:font-size-complex="12pt" fo:language="en" fo:country="GB"/>
    </style:style>
    <style:style style:name="P182" style:parent-style-name="Normal" style:family="paragraph">
      <style:text-properties style:font-name="Liberation Serif" style:font-name-complex="Liberation Serif" fo:font-size="12pt" style:font-size-asian="12pt" style:font-size-complex="12pt" fo:language="en" fo:country="GB"/>
    </style:style>
    <style:style style:name="P183" style:parent-style-name="Normal" style:family="paragraph">
      <style:text-properties style:font-name="Liberation Serif" style:font-name-complex="Liberation Serif" fo:font-size="12pt" style:font-size-asian="12pt" style:font-size-complex="12pt" fo:language="en" fo:country="GB"/>
    </style:style>
    <style:style style:name="P184" style:parent-style-name="Normal" style:family="paragraph">
      <style:text-properties style:font-name="Liberation Serif" style:font-name-complex="Liberation Serif" fo:font-size="12pt" style:font-size-asian="12pt" style:font-size-complex="12pt" fo:language="en" fo:country="GB"/>
    </style:style>
    <style:style style:name="P185" style:parent-style-name="Normal" style:family="paragraph">
      <style:text-properties style:font-name="Liberation Serif" style:font-name-complex="Liberation Serif" fo:font-size="12pt" style:font-size-asian="12pt" style:font-size-complex="12pt" fo:language="en" fo:country="GB"/>
    </style:style>
    <style:style style:name="P186" style:parent-style-name="Normal" style:family="paragraph">
      <style:text-properties style:font-name="Liberation Serif" style:font-name-complex="Liberation Serif" fo:font-size="12pt" style:font-size-asian="12pt" style:font-size-complex="12pt" fo:language="en" fo:country="GB"/>
    </style:style>
    <style:style style:name="P1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T20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01"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202" style:parent-style-name="Normal" style:family="paragraph">
      <style:text-properties style:font-name="Liberation Serif" style:font-name-complex="Liberation Serif" fo:font-size="12pt" style:font-size-asian="12pt" style:font-size-complex="12pt" fo:language="en" fo:country="GB"/>
    </style:style>
    <style:style style:name="P203" style:parent-style-name="Normal" style:family="paragraph">
      <style:paragraph-properties fo:text-align="justify"/>
    </style:style>
    <style:style style:name="T2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9" style:parent-style-name="Normal1" style:family="paragraph">
      <style:paragraph-properties fo:text-align="justify"/>
    </style:style>
    <style:style style:name="T21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1" style:parent-style-name="Normal1" style:family="paragraph">
      <style:paragraph-properties fo:text-align="justify"/>
    </style:style>
    <style:style style:name="T2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4" style:parent-style-name="Hyperlink" style:family="text">
      <style:text-properties style:font-name="Liberation Serif" style:font-name-complex="Liberation Serif" fo:language="en" fo:country="GB"/>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21" style:parent-style-name="Normal" style:family="paragraph">
      <style:paragraph-properties fo:text-align="justify"/>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2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29" style:parent-style-name="Normal1" style:family="paragraph">
      <style:paragraph-properties fo:text-align="center"/>
    </style:style>
    <style:style style:name="T23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31" style:parent-style-name="Normal1" style:family="paragraph">
      <style:paragraph-properties fo:text-align="justify" fo:margin-bottom="0in"/>
    </style:style>
    <style:style style:name="T232" style:parent-style-name="DefaultParagraphFont" style:family="text">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5"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6" style:parent-style-name="Normal" style:family="paragraph">
      <style:paragraph-properties fo:text-align="justify" fo:margin-bottom="0in"/>
    </style:style>
    <style:style style:name="T237" style:parent-style-name="DefaultParagraphFont" style:family="text">
      <style:text-properties style:font-name="Liberation Serif" style:font-name-complex="Liberation Serif" fo:font-size="10pt" style:font-size-asian="10pt" style:font-size-complex="10pt" fo:language="en" fo:country="GB"/>
    </style:style>
    <style:style style:name="T238" style:parent-style-name="DefaultParagraphFont" style:family="text">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fo:margin-top="0.1965in" fo:margin-bottom="0.1104in"/>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1" style:parent-style-name="Normal1" style:family="paragraph">
      <style:paragraph-properties fo:text-align="justify" fo:margin-bottom="0in"/>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fo:margin-bottom="0in"/>
    </style:style>
    <style:style style:name="T244" style:parent-style-name="DefaultParagraphFont" style:family="text">
      <style:text-properties style:font-name="Liberation Serif" style:font-name-complex="Liberation Serif" fo:font-size="10pt" style:font-size-asian="10pt" style:font-size-complex="10pt" fo:language="en" fo:country="GB"/>
    </style:style>
    <style:style style:name="T245" style:parent-style-name="Hyperlink" style:family="text">
      <style:text-properties style:font-name="Liberation Serif" style:font-name-complex="Liberation Serif" fo:font-size="10pt" style:font-size-asian="10pt" style:font-size-complex="10pt" fo:language="en" fo:country="GB"/>
    </style:style>
    <style:style style:name="T246" style:parent-style-name="DefaultParagraphFont" style:family="text">
      <style:text-properties style:font-name="Liberation Serif" style:font-name-complex="Liberation Serif" fo:font-size="10pt" style:font-size-asian="10pt" style:font-size-complex="10pt" fo:language="en" fo:country="GB"/>
    </style:style>
    <style:style style:name="P247"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8"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4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fo:margin-bottom="0in"/>
    </style:style>
    <style:style style:name="T251" style:parent-style-name="DefaultParagraphFont" style:family="text">
      <style:text-properties style:font-name="Liberation Serif" style:font-name-complex="Liberation Serif" fo:font-size="10pt" style:font-size-asian="10pt" style:font-size-complex="10pt" fo:language="en" fo:country="GB"/>
    </style:style>
    <style:style style:name="T252" style:parent-style-name="Hyperlink" style:family="text">
      <style:text-properties style:font-name="Liberation Serif" style:font-name-complex="Liberation Serif" fo:font-size="10pt" style:font-size-asian="10pt" style:font-size-complex="10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5" style:parent-style-name="BodyText" style:family="paragraph">
      <style:paragraph-properties fo:text-align="justify" fo:margin-bottom="0in" fo:line-height="100%"/>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57" style:parent-style-name="BodyText" style:family="paragraph">
      <style:paragraph-properties fo:text-align="justify" fo:margin-bottom="0in" fo:line-height="100%"/>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BodyText" style:family="paragraph">
      <style:paragraph-properties fo:text-align="justify" fo:margin-bottom="0in" fo:line-height="100%"/>
    </style:style>
    <style:style style:name="T260" style:parent-style-name="DefaultParagraphFont" style:family="text">
      <style:text-properties style:font-name="Liberation Serif" style:font-name-complex="Liberation Serif" fo:font-size="10pt" style:font-size-asian="10pt" style:font-size-complex="10pt" fo:language="en" fo:country="GB"/>
    </style:style>
    <style:style style:name="T261" style:parent-style-name="Hyperlink" style:family="text">
      <style:text-properties style:font-name="Liberation Serif" style:font-name-complex="Liberation Serif" fo:font-size="10pt" style:font-size-asian="10pt" style:font-size-complex="10pt" fo:language="en" fo:country="GB"/>
    </style:style>
    <style:style style:name="T262" style:parent-style-name="DefaultParagraphFont" style:family="text">
      <style:text-properties style:font-name="Liberation Serif" style:font-name-complex="Liberation Serif" fo:font-size="10pt" style:font-size-asian="10pt" style:font-size-complex="10pt" fo:language="en" fo:country="GB"/>
    </style:style>
    <style:style style:name="P26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4" style:parent-style-name="Normal" style:family="paragraph">
      <style:text-properties style:font-name="Liberation Serif" style:font-name-complex="Liberation Serif" fo:font-size="12pt" style:font-size-asian="12pt" style:font-size-complex="12pt" fo:language="en" fo:country="GB"/>
    </style:style>
    <style:style style:name="P26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 style:family="paragraph">
      <style:paragraph-properties fo:text-align="justify"/>
    </style:style>
    <style:style style:name="T26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P271" style:parent-style-name="Normal" style:family="paragraph">
      <style:paragraph-properties fo:text-align="justify"/>
    </style:style>
    <style:style style:name="T27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 style:family="paragraph">
      <style:paragraph-properties fo:text-align="justify"/>
    </style:style>
    <style:style style:name="T27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T2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Correlation): a class defining the correlation that should be between the variables.</text:span></text:p>
      <text:p text:style-name="P128"><text:span text:style-name="T129">Pattern</text:span><text:span text:style-name="T130">: a class representing a trend where, in the individual’s mind, two variables tend to occur together frequently in a situation, an event or an activity.</text:span></text:p>
      <text:p text:style-name="P131"><text:bookmark-start text:name="_Hlk158974371"/><text:span text:style-name="T132">Perception</text:span><text:span text:style-name="T133">: Represents the cognitive process by which individuals perceive a<text:s/></text:span><text:bookmark-end text:name="_Hlk158974371"/><text:span text:style-name="T134">potential trend in a situation, event or activity.</text:span></text:p>
      <text:p text:style-name="P135"/>
      <text:p text:style-name="P136"><text:span text:style-name="T137">Properties</text:span><text:span text:style-name="T138">: Most of the properties of the Illusory Correlation bias have been first extracted using chat GTP and then readapted considering the content ODPs in the “Used content ODP section”.</text:span></text:p>
      <text:p text:style-name="P139"><text:span text:style-name="T140">1)</text:span><text:span text:style-name="T141">isPerce</text:span><text:span text:style-name="T142">i</text:span><text:span text:style-name="T143">vedAs</text:span><text:span text:style-name="T144">: a property that links<text:s/></text:span><text:span text:style-name="T145">the<text:s/></text:span><text:span text:style-name="T146">cognitive process of<text:s/></text:span><text:span text:style-name="T147">being aware of something like<text:s/></text:span><text:span text:style-name="T148">a trend in activity</text:span><text:span text:style-name="T149"><text:s/>and</text:span><text:span text:style-name="T150"><text:s/></text:span><text:span text:style-name="T151">what is perceived<text:s/></text:span><text:span text:style-name="T152">as part of</text:span><text:span text:style-name="T153"><text:s/>the trend.</text:span></text:p>
      <text:p text:style-name="P154"/>
      <text:p text:style-name="P155"/>
      <text:p text:style-name="P156"/>
      <text:soft-page-break/>
      <text:p text:style-name="P157">Competency Questions</text:p>
      <text:p text:style-name="P158"><text:span text:style-name="T159">1)<text:s/></text:span><text:span text:style-name="T160">What he baseball player started to notice during his winning streaks?</text:span></text:p>
      <text:p text:style-name="P161"><text:span text:style-name="T162">He started to notice a peculiar trend.</text:span></text:p>
      <text:p text:style-name="P163"><text:span text:style-name="T164">2)</text:span><text:span text:style-name="T165">What he notices after wearing for a while the socks?</text:span></text:p>
      <text:p text:style-name="P166">He started to realize that there might be a correlation between socks and victories of his team.</text:p>
      <text:p text:style-name="P167"><text:span text:style-name="T168">3)<text:s/></text:span><text:span text:style-name="T169">What are the elements that produce the idea of a possible correlation in the mind of the player?</text:span></text:p>
      <text:p text:style-name="P170"><text:span text:style-name="T171">The elements are a pair of socks and the victories obtained while wearing them.</text:span></text:p>
      <text:p text:style-name="P172"/>
      <text:p text:style-name="P173"><text:bookmark-start text:name="_Hlk158978469"/><text:span text:style-name="T174">Key Concepts</text:span></text:p>
      <text:p text:style-name="P175"><text:bookmark-end text:name="_Hlk158978469"/>Correlation</text:p>
      <text:p text:style-name="P176">Individual</text:p>
      <text:p text:style-name="P177">Relationship</text:p>
      <text:p text:style-name="P178">Belief</text:p>
      <text:p text:style-name="P179">Pattern</text:p>
      <text:p text:style-name="P180">Variable</text:p>
      <text:p text:style-name="P181">Sequence</text:p>
      <text:p text:style-name="P182">Situation</text:p>
      <text:p text:style-name="P183">Association</text:p>
      <text:p text:style-name="P184">Bias</text:p>
      <text:p text:style-name="P185">Activity</text:p>
      <text:p text:style-name="P186">Event</text:p>
      <text:p text:style-name="P187">Chosen Framster Frames</text:p>
      <text:p text:style-name="P188"/>
      <text:p text:style-name="Normal"><text:span text:style-name="T189">These are the framster frames used for the alignment of the ontology ‘s classes:</text:span><text:span text:style-name="T190"><text:s/></text:span></text:p>
      <text:p text:style-name="Normal"><text:span text:style-name="T191">BecomingAware</text:span><text:span text:style-name="T192"><text:s/>(</text:span><text:span text:style-name="T193">https://w3id.org/framester/data/framestercore/BecomingAware</text:span><text:span text:style-name="T194">)</text:span></text:p>
      <text:p text:style-name="P195">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96">Perception=&gt;fs:BecomingAware</text:p>
      <text:p text:style-name="P197"/>
      <text:p text:style-name="Normal"><text:span text:style-name="T198">CognitiveConnection<text:s/></text:span><text:span text:style-name="T199">(https://w3id.org/framester/data/framestercore/CognitiveConnection)</text:span></text:p>
      <text:p text:style-name="Normal"><text:span text:style-name="T200">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01">CorrelationRelationship (Illusory Correlation)=&gt;fs:CognitiveConnection</text:p>
      <text:p text:style-name="P202"/>
      <text:p text:style-name="P203"><text:span text:style-name="T204">Pattern<text:s/></text:span><text:span text:style-name="T205">(https://w3id.org/framester/data/framestercore/Pattern)</text:span></text:p>
      <text:p text:style-name="P206">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7">Pattern=&gt;fs:Pattern</text:p>
      <text:p text:style-name="P208"/>
      <text:p text:style-name="P209"><text:span text:style-name="T210">Entities used from other resources:</text:span></text:p>
      <text:p text:style-name="P211"><text:span text:style-name="T212">FOAF<text:s/></text:span><text:span text:style-name="T213">(</text:span><text:a xlink:href="http://xmlns.com/foaf/spec/20140114.html" office:target-frame-name="_top" xlink:show="replace"><text:span text:style-name="T214">http://xmlns.com/foaf/spec/20140114.html</text:span></text:a><text:span text:style-name="T215">)</text:span></text:p>
      <text:p text:style-name="P216"><text:span text:style-name="T217">Person</text:span><text:span text:style-name="T218">: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19">Participant=&gt;foaf:Person</text:p>
      <text:p text:style-name="P220">Dbpedia<text:s/></text:p>
      <text:p text:style-name="P221"><text:span text:style-name="T222">Dbo:Illusion (</text:span><text:span text:style-name="T223">https://dbpedia.org/page/Illusion</text:span><text:span text:style-name="T224">)</text:span></text:p>
      <text:p text:style-name="P225">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26"/>
      <text:p text:style-name="P227"/>
      <text:p text:style-name="P228"/>
      <text:soft-page-break/>
      <text:p text:style-name="P229"><text:span text:style-name="T230">Used Content ODPs<text:s/></text:span></text:p>
      <text:p text:style-name="P231"><text:span text:style-name="T232">The following represent the Content Ontology Design Patterns adopted to model the Illusory of Correlation Ontology. Most of these ODP’s classes and properties have been used and combined together during the modeling process.</text:span></text:p>
      <text:p text:style-name="P233"/>
      <text:p text:style-name="P234">ActivitySpecification</text:p>
      <text:p text:style-name="P235">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6"><text:span text:style-name="T237">(http://ontologydesignpatterns.org/wiki/Submissions:ActivitySpecification</text:span><text:span text:style-name="T238">)</text:span></text:p>
      <text:p text:style-name="P239"><text:span text:style-name="T240">Affected By</text:span></text:p>
      <text:p text:style-name="P241"><text:span text:style-name="T242">To represent properties/qualities that may affect the status of a feature of interest.</text:span></text:p>
      <text:p text:style-name="P243"><text:span text:style-name="T244">(</text:span><text:a xlink:href="http://ontologydesignpatterns.org/wiki/Submissions:AffectedBy" office:target-frame-name="_top" xlink:show="replace"><text:span text:style-name="T245">http://ontologydesignpatterns.org/wiki/Submissions:AffectedBy</text:span></text:a><text:span text:style-name="T246">)</text:span></text:p>
      <text:p text:style-name="P247"/>
      <text:p text:style-name="P248">Experience and Observation</text:p>
      <text:p text:style-name="P249">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50"><text:span text:style-name="T251">(</text:span><text:a xlink:href="http://ontologydesignpatterns.org/wiki/Submissions:Experience_%26_Observation" office:target-frame-name="_top" xlink:show="replace"><text:span text:style-name="T252">http://ontologydesignpatterns.org/wiki/Submissions:Experience_%26_Observation</text:span></text:a><text:span text:style-name="T253">)</text:span></text:p>
      <text:p text:style-name="P254"/>
      <text:p text:style-name="P255"><text:span text:style-name="T256">Part Of</text:span></text:p>
      <text:p text:style-name="P257"><text:span text:style-name="T258">To represents entities and their parts.</text:span></text:p>
      <text:p text:style-name="P259"><text:span text:style-name="T260">(</text:span><text:a xlink:href="http://ontologydesignpatterns.org/wiki/Submissions:PartOf" office:target-frame-name="_top" xlink:show="replace"><text:span text:style-name="T261">http://ontologydesignpatterns.org/wiki/Submissions:PartOf</text:span></text:a><text:span text:style-name="T262">)</text:span></text:p>
      <text:p text:style-name="P263"/>
      <text:p text:style-name="P264"/>
      <text:p text:style-name="P265">Bibliograpy</text:p>
      <text:p text:style-name="P266">Following resources have been used to have a better understanding of the Illusory of Correlation Bias</text:p>
      <text:p text:style-name="P267"><text:span text:style-name="T268">Wikipedia,<text:s/></text:span><text:span text:style-name="T269">Illusory of Correlation</text:span><text:span text:style-name="T270">, https://en.wikipedia.org/wiki/Illusory_correlation</text:span></text:p>
      <text:p text:style-name="P271"><text:span text:style-name="T272">David L. Hamilton, Robert K. Gifford</text:span><text:span text:style-name="T273">,<text:s/></text:span><text:span text:style-name="T274">Illusory correlation in interpersonal perception: A cognitive basis of stereotypic judgments,</text:span><text:span text:style-name="T275"><text:s/>in Journal of Experimental Social Psychology, Volume 12, Issue 4, 1976, pp. 392-407.</text:span></text:p>
      <text:p text:style-name="P276"><text:span text:style-name="T277">Carter, Rachel A</text:span><text:span text:style-name="T278">.,<text:s/></text:span><text:span text:style-name="T279">Illusory correlation and perceived criminality</text:span><text:span text:style-name="T280">.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9T11:06:00Z</dc:date>
    <meta:template xlink:href="Normal.dotm" xlink:type="simple"/>
    <meta:editing-cycles>47</meta:editing-cycles>
    <meta:editing-duration>PT111060S</meta:editing-duration>
    <meta:document-statistic meta:page-count="5" meta:paragraph-count="25" meta:word-count="1900" meta:character-count="12705" meta:row-count="90" meta:non-whitespace-character-count="10830"/>
  </office:meta>
</office:document-meta>
</file>